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b13f" officeooo:paragraph-rsid="001bb13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b13f" officeooo:paragraph-rsid="001bb13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ejecutar, en la consola del VSC, el servidor flask: </text:p>
      <text:p text:style-name="P1"/>
      <text:p text:style-name="P2">python app.py</text:p>
      <text:p text:style-name="P1"/>
      <text:p text:style-name="P1">Luego ejecutar, en la consola del VSC, el cliente React</text:p>
      <text:p text:style-name="P1"/>
      <text:p text:style-name="P2">cd .\client\</text:p>
      <text:p text:style-name="P2">npm star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C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6T14:25:02.403000000</dc:date>
    <meta:editing-duration>PT2M26S</meta:editing-duration>
    <meta:editing-cycles>1</meta:editing-cycles>
    <meta:document-statistic meta:table-count="0" meta:image-count="0" meta:object-count="0" meta:page-count="1" meta:paragraph-count="5" meta:word-count="26" meta:character-count="149" meta:non-whitespace-character-count="127"/>
    <meta:generator>LibreOffice/7.3.3.2$Windows_X86_64 LibreOffice_project/d1d0ea68f081ee2800a922cac8f79445e4603348</meta:generator>
  </office:meta>
</office:document-meta>
</file>